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text:span><text:span text:style-name="T5">,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Store.js Review</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Comments are found at the top of the statement using ‘/* */’</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
      <text:list xml:id="list308621105"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9">set_admin</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set_token</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set_firstName</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set_workouts</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set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create_review</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read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read_workouts</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create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update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delete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register_user</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login_user</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logout_user</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update_admin</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
      <text:p text:style-name="P4"><text:soft-page-break/></text:p>
      <text:list xml:id="list34653288790441" text:continue-numbering="true" text:style-name="WWNum1">
        <text:list-item>
          <text:p text:style-name="P17"/>
        </text:list-item>
        <text:list-item>
          <text:p text:style-name="P17"/>
        </text:list-item>
      </text:list>
      <text:p text:style-name="P4"/>
      <text:p text:style-name="P4"/>
      <text:p text:style-name="P4"/>
      <text:p text:style-name="P4"/>
      <text:list xml:id="list34652445915692"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6" meta:paragraph-count="128" meta:word-count="434" meta:character-count="2544" meta:non-whitespace-character-count="2213"/>
    <meta:generator>LibreOfficeDev/6.0.5.2$Linux_X86_64 LibreOffice_project/</meta:generator>
  </office:meta>
</office:document-meta>
</file>